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2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4cm"/>
      <style:paragraph-properties style:writing-mode="lr-tb"/>
    </style:style>
    <style:style style:name="gr4" style:family="graphic" style:parent-style-name="Arrow_20_Line">
      <style:graphic-properties draw:textarea-horizontal-align="center" draw:textarea-vertical-align="middle" draw:line-distance="1.469cm"/>
      <style:paragraph-properties style:writing-mode="lr-tb"/>
    </style:style>
    <style:style style:name="gr5" style:family="graphic" style:parent-style-name="Arrow_20_Line">
      <style:graphic-properties draw:textarea-horizontal-align="center" draw:textarea-vertical-align="middle" draw:line-distance="1.4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3.3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2.093cm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11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9cm" fo:min-width="0.75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20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6cm" fo:min-width="1.4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6cm" fo:min-width="1.55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6cm" fo:min-width="1.42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6cm" fo:min-width="1.55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71cm" fo:min-width="1.55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7cm" fo:min-width="1.4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58cm" fo:min-width="1.67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0.35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0.35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0.35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0.35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3cm" fo:min-width="0.35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1.46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1.61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61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1.61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47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1.6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6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42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butt" draw:fill="none" fo:padding-top="0.009cm" fo:padding-bottom="0.009cm" fo:padding-left="0.009cm" fo:padding-right="0.009cm"/>
    </style:style>
    <style:style style:name="gr4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98cm" fo:min-width="0.33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98cm" fo:min-width="0.33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99cm" fo:min-width="0.33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1.2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5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2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4" style:family="paragraph">
      <loext:graphic-properties draw:fill="none" draw:fill-color="#ffffff"/>
      <style:paragraph-properties fo:text-align="center" style:writing-mode="lr-tb"/>
      <style:text-properties fo:background-color="#ffffff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8pt" fo:font-weight="normal" style:font-size-asian="8pt" style:font-weight-asian="bold" style:font-size-complex="8pt" style:font-weight-complex="bold"/>
    </style:style>
    <style:style style:name="P6" style:family="paragraph">
      <loext:graphic-properties draw:fill="solid" draw:fill-color="#000000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solid" draw:fill-color="#808080"/>
      <style:text-properties style:font-name="Liberation Serif" fo:font-size="6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6pt" fo:background-color="#ffffff" style:font-size-asian="6pt" style:font-size-complex="6pt"/>
    </style:style>
    <style:style style:name="T3" style:family="text">
      <style:text-properties style:font-name="Liberation Serif" fo:font-size="8pt" fo:font-weight="normal" style:font-size-asian="8pt" style:font-weight-asian="bold" style:font-size-complex="8pt" style:font-weight-complex="bold"/>
    </style:style>
    <style:style style:name="T4" style:family="text">
      <style:text-properties fo:color="#000000" style:font-name="Liberation Serif" fo:font-size="6pt" style:font-size-asian="10pt" style:font-name-complex="DejaVu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measure draw:style-name="gr1" draw:text-style-name="P1" draw:layer="measurelines" svg:x1="3.203cm" svg:y1="1.812cm" svg:x2="7.632cm" svg:y2="1.812cm">
          <text:p text:style-name="P1"><text:span text:style-name="T1">0.866 m</text:span></text:p>
        </draw:measure>
        <draw:measure draw:style-name="gr2" draw:text-style-name="P1" draw:layer="measurelines" svg:x1="7.31cm" svg:y1="0.747cm" svg:x2="7.295cm" svg:y2="5.222cm">
          <text:p text:style-name="P1"/>
          <text:p text:style-name="P1"><text:span text:style-name="T1"/></text:p>
        </draw:measure>
        <draw:frame draw:style-name="gr3" draw:text-style-name="P3" draw:layer="layout" svg:width="0.54cm" svg:height="0.239cm" svg:x="7.714cm" svg:y="2.685cm">
          <draw:text-box>
            <text:p text:style-name="P2"><text:span text:style-name="T2">0.90m</text:span></text:p>
          </draw:text-box>
        </draw:frame>
        <draw:measure draw:style-name="gr4" draw:text-style-name="P1" draw:layer="layout" svg:x1="4.273cm" svg:y1="13.961cm" svg:x2="4.765cm" svg:y2="13.961cm">
          <text:p text:style-name="P1"><text:span text:style-name="T1">0.0935 m</text:span></text:p>
        </draw:measure>
        <draw:measure draw:style-name="gr5" draw:text-style-name="P1" draw:layer="layout" svg:x1="6.546cm" svg:y1="13.76cm" svg:x2="6.546cm" svg:y2="14.243cm">
          <text:p text:style-name="P1"><text:measure text:kind="gap"/><text:measure text:kind="value">0.19</text:measure><text:s/><text:measure text:kind="unit">"</text:measure><text:measure text:kind="gap"/></text:p>
        </draw:measure>
        <draw:frame draw:style-name="gr6" draw:text-style-name="P4" draw:layer="layout" svg:width="0.95cm" svg:height="0.28cm" svg:x="7.937cm" svg:y="13.866cm">
          <draw:text-box>
            <text:p text:style-name="P2"><text:span text:style-name="T2">0.0973 m</text:span></text:p>
          </draw:text-box>
        </draw:frame>
        <draw:frame draw:style-name="gr7" draw:text-style-name="P5" draw:layer="layout" svg:width="3.342cm" svg:height="0.627cm" svg:x="0cm" svg:y="2.654cm">
          <draw:text-box>
            <text:p><text:span text:style-name="T3">a</text:span><text:span text:style-name="T3">) </text:span><text:span text:style-name="T3">N</text:span><text:span text:style-name="T3">o</text:span><text:span text:style-name="T3">i</text:span><text:span text:style-name="T3">s</text:span><text:span text:style-name="T3">e </text:span><text:span text:style-name="T3">a</text:span><text:span text:style-name="T3">n</text:span><text:span text:style-name="T3">d</text:span><text:span text:style-name="T3"> </text:span><text:span text:style-name="T3">s</text:span><text:span text:style-name="T3">e</text:span><text:span text:style-name="T3">n</text:span><text:span text:style-name="T3">s</text:span><text:span text:style-name="T3">o</text:span><text:span text:style-name="T3">r</text:span></text:p>
            <text:p><text:span text:style-name="T3">p</text:span><text:span text:style-name="T3">o</text:span><text:span text:style-name="T3">s</text:span><text:span text:style-name="T3">i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frame draw:style-name="gr8" draw:text-style-name="P5" draw:layer="layout" svg:width="2.407cm" svg:height="0.627cm" svg:x="0cm" svg:y="14.652cm">
          <draw:text-box>
            <text:p><text:span text:style-name="T3">c) Labeled pulses for</text:span></text:p>
            <text:p><text:span text:style-name="T3">validation data set</text:span></text:p>
          </draw:text-box>
        </draw:frame>
        <draw:path draw:style-name="gr9" draw:text-style-name="P6" draw:layer="layout" svg:width="0.053cm" svg:height="0.054cm" svg:x="5.386cm" svg:y="2.959cm" svg:viewBox="0 0 54 55" svg:d="M27 55c7 0 14-3 19-8 5-6 8-12 8-20 0-7-3-14-8-19s-12-8-19-8-14 3-19 8-8 12-8 19c0 8 3 14 8 20 5 5 12 8 19 8z">
          <text:p/>
        </draw:path>
        <draw:path draw:style-name="gr9" draw:text-style-name="P6" draw:layer="layout" svg:width="0.053cm" svg:height="0.054cm" svg:x="7.317cm" svg:y="1.196cm" svg:viewBox="0 0 54 55" svg:d="M27 55c7 0 14-3 19-8s8-12 8-19-3-15-8-20-12-8-19-8-14 3-19 8-8 13-8 20 3 14 8 19 12 8 19 8z">
          <text:p/>
        </draw:path>
        <draw:path draw:style-name="gr9" draw:text-style-name="P6" draw:layer="layout" svg:width="0.053cm" svg:height="0.054cm" svg:x="6.387cm" svg:y="4.102cm" svg:viewBox="0 0 54 55" svg:d="M27 55c7 0 14-3 19-8s8-12 8-20c0-7-3-14-8-19s-12-8-19-8-14 3-19 8c-4 5-8 12-8 19 0 8 4 15 8 20 5 5 12 8 19 8z">
          <text:p/>
        </draw:path>
        <draw:path draw:style-name="gr9" draw:text-style-name="P6" draw:layer="layout" svg:width="0.052cm" svg:height="0.054cm" svg:x="4.242cm" svg:y="3.397cm" svg:viewBox="0 0 53 55" svg:d="M27 55c7 0 14-3 19-8 5-6 7-12 7-20 0-7-2-14-7-19s-12-8-19-8c-8 0-14 3-19 8s-8 12-8 19c0 8 3 14 8 20 5 5 11 8 19 8z">
          <text:p/>
        </draw:path>
        <draw:path draw:style-name="gr9" draw:text-style-name="P6" draw:layer="layout" svg:width="0.053cm" svg:height="0.054cm" svg:x="4.824cm" svg:y="1.553cm" svg:viewBox="0 0 54 55" svg:d="M27 55c7 0 14-2 19-7 5-6 8-13 8-21 0-7-3-14-8-19s-12-8-19-8-14 3-19 8-8 12-8 19c0 8 3 15 8 21 5 5 12 7 19 7z">
          <text:p/>
        </draw:path>
        <draw:path draw:style-name="gr9" draw:text-style-name="P6" draw:layer="layout" svg:width="0.052cm" svg:height="0.054cm" svg:x="4.809cm" svg:y="4.485cm" svg:viewBox="0 0 53 55" svg:d="M26 55c8 0 14-3 19-8 5-6 8-13 8-20s-3-14-8-19-11-8-19-8c-7 0-13 3-18 8s-8 12-8 19 3 14 8 20c5 5 11 8 18 8z">
          <text:p/>
        </draw:path>
        <draw:polygon draw:style-name="gr9" draw:text-style-name="P6" draw:layer="layout" svg:width="0.106cm" svg:height="0.109cm" svg:x="4.307cm" svg:y="1.054cm" svg:viewBox="0 0 107 110" draw:points="0,110 107,110 107,0 0,0">
          <text:p/>
        </draw:polygon>
        <draw:polygon draw:style-name="gr10" draw:text-style-name="P6" draw:layer="layout" svg:width="0cm" svg:height="0.063cm" svg:x="3.2cm" svg:y="5.471cm" svg:viewBox="0 0 0 64" draw:points="0,0 0,64">
          <text:p/>
        </draw:polygon>
        <draw:line draw:style-name="gr11" draw:text-style-name="P7" draw:layer="layout" svg:x1="3.2cm" svg:y1="5.471cm" svg:x2="3.2cm" svg:y2="5.535cm">
          <text:p/>
        </draw:line>
        <draw:polygon draw:style-name="gr10" draw:text-style-name="P6" draw:layer="layout" svg:width="0cm" svg:height="0.063cm" svg:x="4.222cm" svg:y="5.471cm" svg:viewBox="0 0 0 64" draw:points="0,0 0,64">
          <text:p/>
        </draw:polygon>
        <draw:line draw:style-name="gr11" draw:text-style-name="P7" draw:layer="layout" svg:x1="4.222cm" svg:y1="5.471cm" svg:x2="4.222cm" svg:y2="5.535cm">
          <text:p/>
        </draw:line>
        <draw:frame draw:style-name="gr12" draw:text-style-name="P9" draw:layer="layout" svg:width="0.76cm" svg:height="0.537cm" svg:x="3.062cm" svg:y="5.672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cm" svg:height="0.063cm" svg:x="5.244cm" svg:y="5.471cm" svg:viewBox="0 0 0 64" draw:points="0,0 0,64">
          <text:p/>
        </draw:polygon>
        <draw:line draw:style-name="gr11" draw:text-style-name="P7" draw:layer="layout" svg:x1="5.244cm" svg:y1="5.471cm" svg:x2="5.244cm" svg:y2="5.535cm">
          <text:p/>
        </draw:line>
        <draw:frame draw:style-name="gr13" draw:text-style-name="P9" draw:layer="layout" svg:width="0.759cm" svg:height="0.537cm" svg:x="4.082cm" svg:y="5.672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cm" svg:height="0.063cm" svg:x="6.265cm" svg:y="5.471cm" svg:viewBox="0 0 0 64" draw:points="0,0 0,64">
          <text:p/>
        </draw:polygon>
        <draw:line draw:style-name="gr11" draw:text-style-name="P7" draw:layer="layout" svg:x1="6.265cm" svg:y1="5.471cm" svg:x2="6.265cm" svg:y2="5.535cm">
          <text:p/>
        </draw:line>
        <draw:frame draw:style-name="gr14" draw:text-style-name="P9" draw:layer="layout" svg:width="0.758cm" svg:height="0.537cm" svg:x="5.105cm" svg:y="5.672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cm" svg:height="0.063cm" svg:x="7.287cm" svg:y="5.471cm" svg:viewBox="0 0 0 64" draw:points="0,0 0,64">
          <text:p/>
        </draw:polygon>
        <draw:line draw:style-name="gr11" draw:text-style-name="P7" draw:layer="layout" svg:x1="7.287cm" svg:y1="5.471cm" svg:x2="7.287cm" svg:y2="5.535cm">
          <text:p/>
        </draw:line>
        <draw:frame draw:style-name="gr15" draw:text-style-name="P9" draw:layer="layout" svg:width="0.761cm" svg:height="0.537cm" svg:x="6.124cm" svg:y="5.672cm">
          <draw:text-box>
            <text:p text:style-name="P8"><text:span text:style-name="T4">0.6</text:span></text:p>
          </draw:text-box>
        </draw:frame>
        <draw:polygon draw:style-name="gr10" draw:text-style-name="P6" draw:layer="layout" svg:width="0.061cm" svg:height="0cm" svg:x="2.883cm" svg:y="5.222cm" svg:viewBox="0 0 62 0" draw:points="62,0 0,0">
          <text:p/>
        </draw:polygon>
        <draw:line draw:style-name="gr11" draw:text-style-name="P7" draw:layer="layout" svg:x1="2.945cm" svg:y1="5.222cm" svg:x2="2.883cm" svg:y2="5.222cm">
          <text:p/>
        </draw:line>
        <draw:frame draw:style-name="gr16" draw:text-style-name="P9" draw:layer="layout" svg:width="0.757cm" svg:height="0.537cm" svg:x="7.149cm" svg:y="5.672cm">
          <draw:text-box>
            <text:p text:style-name="P8"><text:span text:style-name="T4">0.8</text:span></text:p>
          </draw:text-box>
        </draw:frame>
        <draw:polygon draw:style-name="gr10" draw:text-style-name="P6" draw:layer="layout" svg:width="0.061cm" svg:height="0cm" svg:x="2.883cm" svg:y="4.229cm" svg:viewBox="0 0 62 0" draw:points="62,0 0,0">
          <text:p/>
        </draw:polygon>
        <draw:line draw:style-name="gr11" draw:text-style-name="P7" draw:layer="layout" svg:x1="2.945cm" svg:y1="4.229cm" svg:x2="2.883cm" svg:y2="4.229cm">
          <text:p/>
        </draw:line>
        <draw:frame draw:style-name="gr17" draw:text-style-name="P9" draw:layer="layout" svg:width="0.758cm" svg:height="0.539cm" svg:x="2.54cm" svg:y="5.122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.061cm" svg:height="0cm" svg:x="2.883cm" svg:y="3.235cm" svg:viewBox="0 0 62 0" draw:points="62,0 0,0">
          <text:p/>
        </draw:polygon>
        <draw:line draw:style-name="gr11" draw:text-style-name="P7" draw:layer="layout" svg:x1="2.945cm" svg:y1="3.235cm" svg:x2="2.883cm" svg:y2="3.235cm">
          <text:p/>
        </draw:line>
        <draw:frame draw:style-name="gr14" draw:text-style-name="P9" draw:layer="layout" svg:width="0.758cm" svg:height="0.537cm" svg:x="2.54cm" svg:y="4.131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.061cm" svg:height="0cm" svg:x="2.883cm" svg:y="2.241cm" svg:viewBox="0 0 62 0" draw:points="62,0 0,0">
          <text:p/>
        </draw:polygon>
        <draw:line draw:style-name="gr11" draw:text-style-name="P7" draw:layer="layout" svg:x1="2.945cm" svg:y1="2.241cm" svg:x2="2.883cm" svg:y2="2.241cm">
          <text:p/>
        </draw:line>
        <draw:frame draw:style-name="gr18" draw:text-style-name="P9" draw:layer="layout" svg:width="0.758cm" svg:height="0.54cm" svg:x="2.54cm" svg:y="3.134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.061cm" svg:height="0cm" svg:x="2.883cm" svg:y="1.248cm" svg:viewBox="0 0 62 0" draw:points="62,0 0,0">
          <text:p/>
        </draw:polygon>
        <draw:line draw:style-name="gr11" draw:text-style-name="P7" draw:layer="layout" svg:x1="2.945cm" svg:y1="1.248cm" svg:x2="2.883cm" svg:y2="1.248cm">
          <text:p/>
        </draw:line>
        <draw:frame draw:style-name="gr18" draw:text-style-name="P9" draw:layer="layout" svg:width="0.758cm" svg:height="0.54cm" svg:x="2.54cm" svg:y="2.141cm">
          <draw:text-box>
            <text:p text:style-name="P8"><text:span text:style-name="T4">0.6</text:span></text:p>
          </draw:text-box>
        </draw:frame>
        <draw:line draw:style-name="gr19" draw:text-style-name="P7" draw:layer="layout" svg:x1="3.2cm" svg:y1="5.222cm" svg:x2="3.2cm" svg:y2="0.751cm">
          <text:p/>
        </draw:line>
        <draw:line draw:style-name="gr19" draw:text-style-name="P7" draw:layer="layout" svg:x1="7.624cm" svg:y1="5.222cm" svg:x2="7.624cm" svg:y2="0.751cm">
          <text:p/>
        </draw:line>
        <draw:line draw:style-name="gr19" draw:text-style-name="P7" draw:layer="layout" svg:x1="3.2cm" svg:y1="5.222cm" svg:x2="7.624cm" svg:y2="5.222cm">
          <text:p/>
        </draw:line>
        <draw:line draw:style-name="gr19" draw:text-style-name="P7" draw:layer="layout" svg:x1="3.2cm" svg:y1="0.751cm" svg:x2="7.624cm" svg:y2="0.751cm">
          <text:p/>
        </draw:line>
        <draw:line draw:style-name="gr20" draw:text-style-name="P7" draw:layer="layout" svg:x1="2.945cm" svg:y1="5.471cm" svg:x2="2.945cm" svg:y2="0.738cm">
          <text:p/>
        </draw:line>
        <draw:line draw:style-name="gr20" draw:text-style-name="P7" draw:layer="layout" svg:x1="2.945cm" svg:y1="5.471cm" svg:x2="7.634cm" svg:y2="5.471cm">
          <text:p/>
        </draw:line>
        <draw:frame draw:style-name="gr21" draw:text-style-name="P9" draw:layer="layout" svg:width="0.758cm" svg:height="0.541cm" svg:x="2.54cm" svg:y="1.148cm">
          <draw:text-box>
            <text:p text:style-name="P8"><text:span text:style-name="T4">0.8</text:span></text:p>
          </draw:text-box>
        </draw:frame>
        <draw:frame draw:style-name="gr22" draw:text-style-name="P9" draw:layer="layout" svg:width="1.42cm" svg:height="0.306cm" svg:x="4.808cm" svg:y="3.068cm">
          <draw:text-box>
            <text:p text:style-name="P8"><text:span text:style-name="T4">(0.433, 0.45)</text:span></text:p>
          </draw:text-box>
        </draw:frame>
        <draw:frame draw:style-name="gr23" draw:text-style-name="P9" draw:layer="layout" svg:width="1.556cm" svg:height="0.306cm" svg:x="6.027cm" svg:y="1.302cm">
          <draw:text-box>
            <text:p text:style-name="P8"><text:span text:style-name="T4">(0.811, 0.805)</text:span></text:p>
          </draw:text-box>
        </draw:frame>
        <draw:frame draw:style-name="gr24" draw:text-style-name="P9" draw:layer="layout" svg:width="1.422cm" svg:height="0.306cm" svg:x="5.809cm" svg:y="4.21cm">
          <draw:text-box>
            <text:p text:style-name="P8"><text:span text:style-name="T4">(0.629, 0.22)</text:span></text:p>
          </draw:text-box>
        </draw:frame>
        <draw:frame draw:style-name="gr25" draw:text-style-name="P9" draw:layer="layout" svg:width="1.554cm" svg:height="0.306cm" svg:x="3.61cm" svg:y="3.504cm">
          <draw:text-box>
            <text:p text:style-name="P8"><text:span text:style-name="T4">(0.209, 0.362)</text:span></text:p>
          </draw:text-box>
        </draw:frame>
        <draw:frame draw:style-name="gr26" draw:text-style-name="P9" draw:layer="layout" svg:width="1.556cm" svg:height="0.371cm" svg:x="4.192cm" svg:y="1.661cm">
          <draw:text-box>
            <text:p text:style-name="P8"><text:span text:style-name="T4">(0.323, 0.733)</text:span></text:p>
          </draw:text-box>
        </draw:frame>
        <draw:frame draw:style-name="gr27" draw:text-style-name="P9" draw:layer="layout" svg:width="1.42cm" svg:height="0.307cm" svg:x="4.332cm" svg:y="4.589cm">
          <draw:text-box>
            <text:p text:style-name="P8"><text:span text:style-name="T4">(0.32, 0.143)</text:span></text:p>
          </draw:text-box>
        </draw:frame>
        <draw:frame draw:style-name="gr28" draw:text-style-name="P9" draw:layer="layout" svg:width="1.676cm" svg:height="0.358cm" svg:x="3.698cm" svg:y="1.188cm">
          <draw:text-box>
            <text:p text:style-name="P8"><text:span text:style-name="T4">(0.227, 0.828)</text:span></text:p>
          </draw:text-box>
        </draw:frame>
        <draw:path draw:style-name="gr9" draw:text-style-name="P6" draw:layer="layout" svg:width="0.054cm" svg:height="0.054cm" svg:x="7.186cm" svg:y="7.052cm" svg:viewBox="0 0 55 55" svg:d="M28 55c7 0 14-3 19-8s8-12 8-19c0-8-3-15-8-20s-12-8-19-8-15 3-20 8-8 12-8 20c0 7 3 14 8 19s13 8 20 8z">
          <text:p/>
        </draw:path>
        <draw:path draw:style-name="gr9" draw:text-style-name="P6" draw:layer="layout" svg:width="0.054cm" svg:height="0.054cm" svg:x="3.746cm" svg:y="7.052cm" svg:viewBox="0 0 55 55" svg:d="M27 55c8 0 14-3 20-8 5-5 8-12 8-19 0-8-3-15-8-20-6-5-12-8-20-8-7 0-14 3-19 8s-8 12-8 20c0 7 3 14 8 19s12 8 19 8z">
          <text:p/>
        </draw:path>
        <draw:path draw:style-name="gr9" draw:text-style-name="P6" draw:layer="layout" svg:width="0.054cm" svg:height="0.054cm" svg:x="6.203cm" svg:y="8.008cm" svg:viewBox="0 0 55 55" svg:d="M28 55c7 0 14-3 19-8 6-5 8-12 8-19 0-8-2-15-8-20-5-5-12-8-19-8-8 0-15 3-20 8s-8 12-8 20c0 7 3 14 8 19s12 8 20 8z">
          <text:p/>
        </draw:path>
        <draw:path draw:style-name="gr9" draw:text-style-name="P6" draw:layer="layout" svg:width="0.054cm" svg:height="0.053cm" svg:x="3.746cm" svg:y="10.399cm" svg:viewBox="0 0 55 54" svg:d="M27 54c8 0 14-2 20-7 5-6 8-13 8-20s-3-14-8-19c-6-5-12-8-20-8-7 0-14 3-19 8s-8 12-8 19 3 14 8 20c5 5 12 7 19 7z">
          <text:p/>
        </draw:path>
        <draw:path draw:style-name="gr9" draw:text-style-name="P6" draw:layer="layout" svg:width="0.054cm" svg:height="0.054cm" svg:x="7.678cm" svg:y="8.486cm" svg:viewBox="0 0 55 55" svg:d="M28 55c7 0 14-3 19-8 6-5 8-12 8-19 0-8-2-15-8-20-5-5-12-8-19-8s-14 3-20 8c-5 5-8 12-8 20 0 7 3 14 8 19 6 5 13 8 20 8z">
          <text:p/>
        </draw:path>
        <draw:path draw:style-name="gr9" draw:text-style-name="P6" draw:layer="layout" svg:width="0.054cm" svg:height="0.053cm" svg:x="7.186cm" svg:y="10.399cm" svg:viewBox="0 0 55 54" svg:d="M28 54c7 0 14-2 19-7 5-6 8-13 8-20s-3-14-8-19-12-8-19-8-15 3-20 8-8 12-8 19 3 14 8 20c5 5 13 7 20 7z">
          <text:p/>
        </draw:path>
        <draw:path draw:style-name="gr9" draw:text-style-name="P6" draw:layer="layout" svg:width="0.054cm" svg:height="0.054cm" svg:x="4.729cm" svg:y="9.442cm" svg:viewBox="0 0 55 55" svg:d="M27 55c8 0 15-3 20-8 6-5 8-12 8-20 0-7-2-14-8-19-5-5-12-8-20-8-7 0-14 3-19 8s-8 12-8 19c0 8 3 15 8 20s12 8 19 8z">
          <text:p/>
        </draw:path>
        <draw:path draw:style-name="gr9" draw:text-style-name="P6" draw:layer="layout" svg:width="0.054cm" svg:height="0.054cm" svg:x="5.22cm" svg:y="6.574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6.203cm" svg:y="9.442cm" svg:viewBox="0 0 55 55" svg:d="M28 55c7 0 14-3 19-8 6-5 8-12 8-20 0-7-2-14-8-19-5-5-12-8-19-8-8 0-15 3-20 8s-8 12-8 19c0 8 3 15 8 20s12 8 20 8z">
          <text:p/>
        </draw:path>
        <draw:path draw:style-name="gr9" draw:text-style-name="P6" draw:layer="layout" svg:width="0.054cm" svg:height="0.054cm" svg:x="3.254cm" svg:y="8.964cm" svg:viewBox="0 0 55 55" svg:d="M27 55c8 0 15-3 20-8 6-5 8-12 8-19 0-8-2-15-8-20-5-5-12-8-20-8-7 0-14 3-19 8s-8 12-8 20c0 7 3 14 8 19s12 8 19 8z">
          <text:p/>
        </draw:path>
        <draw:path draw:style-name="gr9" draw:text-style-name="P6" draw:layer="layout" svg:width="0.054cm" svg:height="0.054cm" svg:x="4.729cm" svg:y="8.008cm" svg:viewBox="0 0 55 55" svg:d="M27 55c8 0 15-3 20-8 6-5 8-12 8-19 0-8-2-15-8-20-5-5-12-8-20-8-7 0-14 3-19 8s-8 12-8 20c0 7 3 14 8 19s12 8 19 8z">
          <text:p/>
        </draw:path>
        <draw:path draw:style-name="gr9" draw:text-style-name="P6" draw:layer="layout" svg:width="0.054cm" svg:height="0.053cm" svg:x="5.712cm" svg:y="10.877cm" svg:viewBox="0 0 55 54" svg:d="M27 54c8 0 15-2 20-8 5-5 8-12 8-19 0-8-3-14-8-19s-12-8-20-8c-7 0-14 3-19 8s-8 11-8 19c0 7 3 14 8 19 5 6 12 8 19 8z">
          <text:p/>
        </draw:path>
        <draw:polygon draw:style-name="gr10" draw:text-style-name="P6" draw:layer="layout" svg:width="0cm" svg:height="0.062cm" svg:x="3.219cm" svg:y="11.208cm" svg:viewBox="0 0 0 63" draw:points="0,0 0,63">
          <text:p/>
        </draw:polygon>
        <draw:line draw:style-name="gr11" draw:text-style-name="P7" draw:layer="layout" svg:x1="3.219cm" svg:y1="11.208cm" svg:x2="3.219cm" svg:y2="11.271cm">
          <text:p/>
        </draw:line>
        <draw:polygon draw:style-name="gr10" draw:text-style-name="P6" draw:layer="layout" svg:width="0cm" svg:height="0.062cm" svg:x="4.27cm" svg:y="11.208cm" svg:viewBox="0 0 0 63" draw:points="0,0 0,63">
          <text:p/>
        </draw:polygon>
        <draw:line draw:style-name="gr11" draw:text-style-name="P7" draw:layer="layout" svg:x1="4.27cm" svg:y1="11.208cm" svg:x2="4.27cm" svg:y2="11.271cm">
          <text:p/>
        </draw:line>
        <draw:frame draw:style-name="gr29" draw:text-style-name="P9" draw:layer="layout" svg:width="0.358cm" svg:height="0.316cm" svg:x="3.073cm" svg:y="11.404cm">
          <draw:text-box>
            <text:p text:style-name="P8"><text:span text:style-name="T4">0.</text:span><text:span text:style-name="T4">0</text:span></text:p>
          </draw:text-box>
        </draw:frame>
        <draw:polygon draw:style-name="gr10" draw:text-style-name="P6" draw:layer="layout" svg:width="0cm" svg:height="0.062cm" svg:x="5.321cm" svg:y="11.208cm" svg:viewBox="0 0 0 63" draw:points="0,0 0,63">
          <text:p/>
        </draw:polygon>
        <draw:line draw:style-name="gr11" draw:text-style-name="P7" draw:layer="layout" svg:x1="5.321cm" svg:y1="11.208cm" svg:x2="5.321cm" svg:y2="11.271cm">
          <text:p/>
        </draw:line>
        <draw:frame draw:style-name="gr30" draw:text-style-name="P9" draw:layer="layout" svg:width="0.357cm" svg:height="0.316cm" svg:x="4.126cm" svg:y="11.404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cm" svg:height="0.062cm" svg:x="6.372cm" svg:y="11.208cm" svg:viewBox="0 0 0 63" draw:points="0,0 0,63">
          <text:p/>
        </draw:polygon>
        <draw:line draw:style-name="gr11" draw:text-style-name="P7" draw:layer="layout" svg:x1="6.372cm" svg:y1="11.208cm" svg:x2="6.372cm" svg:y2="11.271cm">
          <text:p/>
        </draw:line>
        <draw:frame draw:style-name="gr30" draw:text-style-name="P9" draw:layer="layout" svg:width="0.357cm" svg:height="0.316cm" svg:x="5.177cm" svg:y="11.404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cm" svg:height="0.062cm" svg:x="7.424cm" svg:y="11.208cm" svg:viewBox="0 0 0 63" draw:points="0,0 0,63">
          <text:p/>
        </draw:polygon>
        <draw:line draw:style-name="gr11" draw:text-style-name="P7" draw:layer="layout" svg:x1="7.424cm" svg:y1="11.208cm" svg:x2="7.424cm" svg:y2="11.271cm">
          <text:p/>
        </draw:line>
        <draw:frame draw:style-name="gr30" draw:text-style-name="P9" draw:layer="layout" svg:width="0.357cm" svg:height="0.316cm" svg:x="6.228cm" svg:y="11.404cm">
          <draw:text-box>
            <text:p text:style-name="P8"><text:span text:style-name="T4">0.6</text:span></text:p>
          </draw:text-box>
        </draw:frame>
        <draw:polygon draw:style-name="gr10" draw:text-style-name="P6" draw:layer="layout" svg:width="0.063cm" svg:height="0cm" svg:x="2.892cm" svg:y="10.963cm" svg:viewBox="0 0 64 0" draw:points="64,0 0,0">
          <text:p/>
        </draw:polygon>
        <draw:line draw:style-name="gr11" draw:text-style-name="P7" draw:layer="layout" svg:x1="2.956cm" svg:y1="10.963cm" svg:x2="2.892cm" svg:y2="10.963cm">
          <text:p/>
        </draw:line>
        <draw:frame draw:style-name="gr30" draw:text-style-name="P9" draw:layer="layout" svg:width="0.357cm" svg:height="0.316cm" svg:x="7.279cm" svg:y="11.404cm">
          <draw:text-box>
            <text:p text:style-name="P8"><text:span text:style-name="T4">0.8</text:span></text:p>
          </draw:text-box>
        </draw:frame>
        <draw:polygon draw:style-name="gr10" draw:text-style-name="P6" draw:layer="layout" svg:width="0.063cm" svg:height="0cm" svg:x="2.892cm" svg:y="9.98cm" svg:viewBox="0 0 64 0" draw:points="64,0 0,0">
          <text:p/>
        </draw:polygon>
        <draw:line draw:style-name="gr11" draw:text-style-name="P7" draw:layer="layout" svg:x1="2.956cm" svg:y1="9.98cm" svg:x2="2.892cm" svg:y2="9.98cm">
          <text:p/>
        </draw:line>
        <draw:frame draw:style-name="gr31" draw:text-style-name="P9" draw:layer="layout" svg:width="0.357cm" svg:height="0.317cm" svg:x="2.54cm" svg:y="10.863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.063cm" svg:height="0cm" svg:x="2.892cm" svg:y="8.997cm" svg:viewBox="0 0 64 0" draw:points="64,0 0,0">
          <text:p/>
        </draw:polygon>
        <draw:line draw:style-name="gr11" draw:text-style-name="P7" draw:layer="layout" svg:x1="2.956cm" svg:y1="8.997cm" svg:x2="2.892cm" svg:y2="8.997cm">
          <text:p/>
        </draw:line>
        <draw:frame draw:style-name="gr32" draw:text-style-name="P9" draw:layer="layout" svg:width="0.357cm" svg:height="0.315cm" svg:x="2.54cm" svg:y="9.88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.063cm" svg:height="0cm" svg:x="2.892cm" svg:y="8.014cm" svg:viewBox="0 0 64 0" draw:points="64,0 0,0">
          <text:p/>
        </draw:polygon>
        <draw:line draw:style-name="gr11" draw:text-style-name="P7" draw:layer="layout" svg:x1="2.956cm" svg:y1="8.014cm" svg:x2="2.892cm" svg:y2="8.014cm">
          <text:p/>
        </draw:line>
        <draw:frame draw:style-name="gr33" draw:text-style-name="P9" draw:layer="layout" svg:width="0.357cm" svg:height="0.313cm" svg:x="2.54cm" svg:y="8.899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.063cm" svg:height="0cm" svg:x="2.892cm" svg:y="7.032cm" svg:viewBox="0 0 64 0" draw:points="64,0 0,0">
          <text:p/>
        </draw:polygon>
        <draw:line draw:style-name="gr11" draw:text-style-name="P7" draw:layer="layout" svg:x1="2.956cm" svg:y1="7.032cm" svg:x2="2.892cm" svg:y2="7.032cm">
          <text:p/>
        </draw:line>
        <draw:frame draw:style-name="gr30" draw:text-style-name="P9" draw:layer="layout" svg:width="0.357cm" svg:height="0.316cm" svg:x="2.54cm" svg:y="7.916cm">
          <draw:text-box>
            <text:p text:style-name="P8"><text:span text:style-name="T4">0.6</text:span></text:p>
          </draw:text-box>
        </draw:frame>
        <draw:line draw:style-name="gr19" draw:text-style-name="P7" draw:layer="layout" svg:x1="3.219cm" svg:y1="10.963cm" svg:x2="3.219cm" svg:y2="6.54cm">
          <text:p/>
        </draw:line>
        <draw:line draw:style-name="gr19" draw:text-style-name="P7" draw:layer="layout" svg:x1="7.771cm" svg:y1="10.963cm" svg:x2="7.771cm" svg:y2="6.54cm">
          <text:p/>
        </draw:line>
        <draw:line draw:style-name="gr19" draw:text-style-name="P7" draw:layer="layout" svg:x1="3.219cm" svg:y1="10.963cm" svg:x2="7.771cm" svg:y2="10.963cm">
          <text:p/>
        </draw:line>
        <draw:line draw:style-name="gr19" draw:text-style-name="P7" draw:layer="layout" svg:x1="3.219cm" svg:y1="6.54cm" svg:x2="7.771cm" svg:y2="6.54cm">
          <text:p/>
        </draw:line>
        <draw:line draw:style-name="gr20" draw:text-style-name="P7" draw:layer="layout" svg:x1="2.956cm" svg:y1="11.209cm" svg:x2="2.956cm" svg:y2="6.54cm">
          <text:p/>
        </draw:line>
        <draw:line draw:style-name="gr20" draw:text-style-name="P7" draw:layer="layout" svg:x1="2.956cm" svg:y1="11.209cm" svg:x2="7.787cm" svg:y2="11.209cm">
          <text:p/>
        </draw:line>
        <draw:frame draw:style-name="gr32" draw:text-style-name="P9" draw:layer="layout" svg:width="0.357cm" svg:height="0.315cm" svg:x="2.54cm" svg:y="6.934cm">
          <draw:text-box>
            <text:p text:style-name="P8"><text:span text:style-name="T4">0.8</text:span></text:p>
          </draw:text-box>
        </draw:frame>
        <draw:frame draw:style-name="gr34" draw:text-style-name="P9" draw:layer="layout" svg:width="1.469cm" svg:height="0.317cm" svg:x="6.581cm" svg:y="7.157cm">
          <draw:text-box>
            <text:p text:style-name="P8"><text:span text:style-name="T4">(0.76, 0.790)</text:span></text:p>
          </draw:text-box>
        </draw:frame>
        <draw:frame draw:style-name="gr35" draw:text-style-name="P9" draw:layer="layout" svg:width="1.612cm" svg:height="0.317cm" svg:x="3.373cm" svg:y="7.157cm">
          <draw:text-box>
            <text:p text:style-name="P8"><text:span text:style-name="T4">(0.105, 0.790)</text:span></text:p>
          </draw:text-box>
        </draw:frame>
        <draw:frame draw:style-name="gr36" draw:text-style-name="P9" draw:layer="layout" svg:width="1.612cm" svg:height="0.315cm" svg:x="5.605cm" svg:y="8.115cm">
          <draw:text-box>
            <text:p text:style-name="P8"><text:span text:style-name="T4">(0.573, 0.595)</text:span></text:p>
          </draw:text-box>
        </draw:frame>
        <draw:frame draw:style-name="gr36" draw:text-style-name="P9" draw:layer="layout" svg:width="1.612cm" svg:height="0.315cm" svg:x="3.349cm" svg:y="10.506cm">
          <draw:text-box>
            <text:p text:style-name="P8"><text:span text:style-name="T4">(0.105, 0.109)</text:span></text:p>
          </draw:text-box>
        </draw:frame>
        <draw:frame draw:style-name="gr37" draw:text-style-name="P9" draw:layer="layout" svg:width="1.612cm" svg:height="0.316cm" svg:x="6.457cm" svg:y="8.591cm">
          <draw:text-box>
            <text:p text:style-name="P8"><text:span text:style-name="T4">(0.853, 0.498)</text:span></text:p>
          </draw:text-box>
        </draw:frame>
        <draw:frame draw:style-name="gr38" draw:text-style-name="P9" draw:layer="layout" svg:width="1.473cm" svg:height="0.315cm" svg:x="6.572cm" svg:y="10.506cm">
          <draw:text-box>
            <text:p text:style-name="P8"><text:span text:style-name="T4">(0.76, 0.109)</text:span></text:p>
          </draw:text-box>
        </draw:frame>
        <draw:frame draw:style-name="gr37" draw:text-style-name="P9" draw:layer="layout" svg:width="1.612cm" svg:height="0.316cm" svg:x="4.156cm" svg:y="9.549cm">
          <draw:text-box>
            <text:p text:style-name="P8"><text:span text:style-name="T4">(0.292, 0.303)</text:span></text:p>
          </draw:text-box>
        </draw:frame>
        <draw:frame draw:style-name="gr39" draw:text-style-name="P9" draw:layer="layout" svg:width="1.61cm" svg:height="0.316cm" svg:x="4.574cm" svg:y="6.68cm">
          <draw:text-box>
            <text:p text:style-name="P8"><text:span text:style-name="T4">(0.386, 0.887)</text:span></text:p>
          </draw:text-box>
        </draw:frame>
        <draw:frame draw:style-name="gr37" draw:text-style-name="P9" draw:layer="layout" svg:width="1.612cm" svg:height="0.316cm" svg:x="5.605cm" svg:y="9.549cm">
          <draw:text-box>
            <text:p text:style-name="P8"><text:span text:style-name="T4">(0.573, 0.303)</text:span></text:p>
          </draw:text-box>
        </draw:frame>
        <draw:frame draw:style-name="gr40" draw:text-style-name="P9" draw:layer="layout" svg:width="1.61cm" svg:height="0.315cm" svg:x="3.381cm" svg:y="9.071cm">
          <draw:text-box>
            <text:p text:style-name="P8"><text:span text:style-name="T4">(0.012, 0.401)</text:span></text:p>
          </draw:text-box>
        </draw:frame>
        <draw:frame draw:style-name="gr36" draw:text-style-name="P9" draw:layer="layout" svg:width="1.612cm" svg:height="0.315cm" svg:x="4.156cm" svg:y="8.115cm">
          <draw:text-box>
            <text:p text:style-name="P8"><text:span text:style-name="T4">(0.292, 0.595)</text:span></text:p>
          </draw:text-box>
        </draw:frame>
        <draw:frame draw:style-name="gr36" draw:text-style-name="P9" draw:layer="layout" svg:width="1.612cm" svg:height="0.315cm" svg:x="4.929cm" svg:y="10.509cm">
          <draw:text-box>
            <text:p text:style-name="P8"><text:span text:style-name="T4">(0.479, 0.012)</text:span></text:p>
          </draw:text-box>
        </draw:frame>
        <draw:path draw:style-name="gr41" draw:text-style-name="P10" draw:layer="layout" svg:width="0.109cm" svg:height="0.109cm" svg:x="7.177cm" svg:y="13.227cm" svg:viewBox="0 0 110 110" svg:d="M0 110l110-110zM0 0l110 110z">
          <text:p/>
        </draw:path>
        <draw:path draw:style-name="gr42" draw:text-style-name="P7" draw:layer="layout" svg:width="0.109cm" svg:height="0.109cm" svg:x="7.177cm" svg:y="13.227cm" svg:viewBox="0 0 110 110" svg:d="M0 110l110-110M0 0l110 110">
          <text:p/>
        </draw:path>
        <draw:path draw:style-name="gr41" draw:text-style-name="P10" draw:layer="layout" svg:width="0.109cm" svg:height="0.109cm" svg:x="3.724cm" svg:y="13.227cm" svg:viewBox="0 0 110 110" svg:d="M0 110l110-110zM0 0l110 110z">
          <text:p/>
        </draw:path>
        <draw:path draw:style-name="gr42" draw:text-style-name="P7" draw:layer="layout" svg:width="0.109cm" svg:height="0.109cm" svg:x="3.724cm" svg:y="13.227cm" svg:viewBox="0 0 110 110" svg:d="M0 110l110-110M0 0l110 110">
          <text:p/>
        </draw:path>
        <draw:path draw:style-name="gr41" draw:text-style-name="P10" draw:layer="layout" svg:width="0.109cm" svg:height="0.109cm" svg:x="6.19cm" svg:y="14.186cm" svg:viewBox="0 0 110 110" svg:d="M0 110l110-110zM0 0l110 110z">
          <text:p/>
        </draw:path>
        <draw:path draw:style-name="gr42" draw:text-style-name="P7" draw:layer="layout" svg:width="0.109cm" svg:height="0.109cm" svg:x="6.19cm" svg:y="14.186cm" svg:viewBox="0 0 110 110" svg:d="M0 110l110-110M0 0l110 110">
          <text:p/>
        </draw:path>
        <draw:path draw:style-name="gr41" draw:text-style-name="P10" draw:layer="layout" svg:width="0.109cm" svg:height="0.108cm" svg:x="3.724cm" svg:y="16.586cm" svg:viewBox="0 0 110 109" svg:d="M0 109l110-109zM0 0l110 109z">
          <text:p/>
        </draw:path>
        <draw:path draw:style-name="gr42" draw:text-style-name="P7" draw:layer="layout" svg:width="0.109cm" svg:height="0.108cm" svg:x="3.724cm" svg:y="16.586cm" svg:viewBox="0 0 110 109" svg:d="M0 109l110-109M0 0l110 109">
          <text:p/>
        </draw:path>
        <draw:path draw:style-name="gr41" draw:text-style-name="P10" draw:layer="layout" svg:width="0.109cm" svg:height="0.109cm" svg:x="7.67cm" svg:y="14.666cm" svg:viewBox="0 0 110 110" svg:d="M0 110l110-110zM0 0l110 110z">
          <text:p/>
        </draw:path>
        <draw:path draw:style-name="gr42" draw:text-style-name="P7" draw:layer="layout" svg:width="0.109cm" svg:height="0.109cm" svg:x="7.67cm" svg:y="14.666cm" svg:viewBox="0 0 110 110" svg:d="M0 110l110-110M0 0l110 110">
          <text:p/>
        </draw:path>
        <draw:path draw:style-name="gr41" draw:text-style-name="P10" draw:layer="layout" svg:width="0.109cm" svg:height="0.108cm" svg:x="7.177cm" svg:y="16.586cm" svg:viewBox="0 0 110 109" svg:d="M0 109l110-109zM0 0l110 109z">
          <text:p/>
        </draw:path>
        <draw:path draw:style-name="gr42" draw:text-style-name="P7" draw:layer="layout" svg:width="0.109cm" svg:height="0.108cm" svg:x="7.177cm" svg:y="16.586cm" svg:viewBox="0 0 110 109" svg:d="M0 109l110-109M0 0l110 109">
          <text:p/>
        </draw:path>
        <draw:path draw:style-name="gr41" draw:text-style-name="P10" draw:layer="layout" svg:width="0.109cm" svg:height="0.108cm" svg:x="4.71cm" svg:y="15.626cm" svg:viewBox="0 0 110 109" svg:d="M0 109l110-109zM0 0l110 109z">
          <text:p/>
        </draw:path>
        <draw:path draw:style-name="gr42" draw:text-style-name="P7" draw:layer="layout" svg:width="0.109cm" svg:height="0.108cm" svg:x="4.71cm" svg:y="15.626cm" svg:viewBox="0 0 110 109" svg:d="M0 109l110-109M0 0l110 109">
          <text:p/>
        </draw:path>
        <draw:path draw:style-name="gr41" draw:text-style-name="P10" draw:layer="layout" svg:width="0.109cm" svg:height="0.109cm" svg:x="5.204cm" svg:y="12.747cm" svg:viewBox="0 0 110 110" svg:d="M0 110l110-110zM0 0l110 110z">
          <text:p/>
        </draw:path>
        <draw:path draw:style-name="gr42" draw:text-style-name="P7" draw:layer="layout" svg:width="0.109cm" svg:height="0.109cm" svg:x="5.204cm" svg:y="12.747cm" svg:viewBox="0 0 110 110" svg:d="M0 110l110-110M0 0l110 110">
          <text:p/>
        </draw:path>
        <draw:path draw:style-name="gr41" draw:text-style-name="P10" draw:layer="layout" svg:width="0.109cm" svg:height="0.108cm" svg:x="6.19cm" svg:y="15.626cm" svg:viewBox="0 0 110 109" svg:d="M0 109l110-109zM0 0l110 109z">
          <text:p/>
        </draw:path>
        <draw:path draw:style-name="gr42" draw:text-style-name="P7" draw:layer="layout" svg:width="0.109cm" svg:height="0.108cm" svg:x="6.19cm" svg:y="15.626cm" svg:viewBox="0 0 110 109" svg:d="M0 109l110-109M0 0l110 109">
          <text:p/>
        </draw:path>
        <draw:path draw:style-name="gr41" draw:text-style-name="P10" draw:layer="layout" svg:width="0.109cm" svg:height="0.109cm" svg:x="3.23cm" svg:y="15.146cm" svg:viewBox="0 0 110 110" svg:d="M0 110l110-110zM0 0l110 110z">
          <text:p/>
        </draw:path>
        <draw:path draw:style-name="gr42" draw:text-style-name="P7" draw:layer="layout" svg:width="0.109cm" svg:height="0.109cm" svg:x="3.23cm" svg:y="15.146cm" svg:viewBox="0 0 110 110" svg:d="M0 110l110-110M0 0l110 110">
          <text:p/>
        </draw:path>
        <draw:path draw:style-name="gr41" draw:text-style-name="P10" draw:layer="layout" svg:width="0.109cm" svg:height="0.109cm" svg:x="4.71cm" svg:y="14.186cm" svg:viewBox="0 0 110 110" svg:d="M0 110l110-110zM0 0l110 110z">
          <text:p/>
        </draw:path>
        <draw:path draw:style-name="gr42" draw:text-style-name="P7" draw:layer="layout" svg:width="0.109cm" svg:height="0.109cm" svg:x="4.71cm" svg:y="14.186cm" svg:viewBox="0 0 110 110" svg:d="M0 110l110-110M0 0l110 110">
          <text:p/>
        </draw:path>
        <draw:path draw:style-name="gr41" draw:text-style-name="P10" draw:layer="layout" svg:width="0.109cm" svg:height="0.108cm" svg:x="5.697cm" svg:y="17.066cm" svg:viewBox="0 0 110 109" svg:d="M0 109l110-109zM0 0l110 109z">
          <text:p/>
        </draw:path>
        <draw:path draw:style-name="gr42" draw:text-style-name="P7" draw:layer="layout" svg:width="0.109cm" svg:height="0.108cm" svg:x="5.697cm" svg:y="17.066cm" svg:viewBox="0 0 110 109" svg:d="M0 109l110-109M0 0l110 109">
          <text:p/>
        </draw:path>
        <draw:path draw:style-name="gr9" draw:text-style-name="P6" draw:layer="layout" svg:width="0.054cm" svg:height="0.054cm" svg:x="6.217cm" svg:y="15.173cm" svg:viewBox="0 0 55 55" svg:d="M28 55c7 0 14-3 20-8 5-5 7-12 7-19 0-8-2-15-7-20-6-5-13-8-20-8-8 0-15 3-20 8s-8 12-8 20c0 7 3 14 8 19s12 8 20 8z">
          <text:p/>
        </draw:path>
        <draw:path draw:style-name="gr9" draw:text-style-name="P6" draw:layer="layout" svg:width="0.054cm" svg:height="0.054cm" svg:x="7.697cm" svg:y="15.653cm" svg:viewBox="0 0 55 55" svg:d="M28 55c7 0 14-3 20-8 5-5 7-12 7-20 0-7-2-14-7-19-6-5-13-8-20-8s-14 3-20 8c-5 5-8 12-8 19 0 8 3 15 8 20 6 5 13 8 20 8z">
          <text:p/>
        </draw:path>
        <draw:path draw:style-name="gr9" draw:text-style-name="P6" draw:layer="layout" svg:width="0.054cm" svg:height="0.054cm" svg:x="3.751cm" svg:y="17.093cm" svg:viewBox="0 0 55 55" svg:d="M27 55c8 0 14-3 20-9 5-5 8-12 8-19s-3-14-8-19c-6-5-12-8-20-8-7 0-14 3-19 8s-8 12-8 19 3 14 8 19c5 6 12 9 19 9z">
          <text:p/>
        </draw:path>
        <draw:path draw:style-name="gr9" draw:text-style-name="P6" draw:layer="layout" svg:width="0.054cm" svg:height="0.054cm" svg:x="3.258cm" svg:y="13.254cm" svg:viewBox="0 0 55 55" svg:d="M27 55c8 0 15-3 20-8 6-5 8-12 8-19s-2-15-8-20c-5-5-12-8-20-8-7 0-14 3-19 8s-8 13-8 20 3 14 8 19 12 8 19 8z">
          <text:p/>
        </draw:path>
        <draw:path draw:style-name="gr9" draw:text-style-name="P6" draw:layer="layout" svg:width="0.054cm" svg:height="0.054cm" svg:x="5.231cm" svg:y="14.69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4.245cm" svg:y="13.25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5.231cm" svg:y="15.173cm" svg:viewBox="0 0 55 55" svg:d="M27 55c8 0 15-3 20-8s8-12 8-19c0-8-3-15-8-20s-12-8-20-8c-7 0-14 3-19 8s-8 12-8 20c0 7 3 14 8 19s12 8 19 8z">
          <text:p/>
        </draw:path>
        <draw:path draw:style-name="gr9" draw:text-style-name="P6" draw:layer="layout" svg:width="0.054cm" svg:height="0.054cm" svg:x="3.751cm" svg:y="13.734cm" svg:viewBox="0 0 55 55" svg:d="M27 55c8 0 14-3 20-8 5-5 8-12 8-19s-3-15-8-20c-6-5-12-8-20-8-7 0-14 3-19 8s-8 13-8 20 3 14 8 19 12 8 19 8z">
          <text:p/>
        </draw:path>
        <draw:path draw:style-name="gr9" draw:text-style-name="P6" draw:layer="layout" svg:width="0.054cm" svg:height="0.054cm" svg:x="5.724cm" svg:y="13.25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6.711cm" svg:y="16.133cm" svg:viewBox="0 0 55 55" svg:d="M28 55c7 0 14-3 19-8s8-13 8-20-3-14-8-19-12-8-19-8-15 3-20 8-8 12-8 19 3 15 8 20 13 8 20 8z">
          <text:p/>
        </draw:path>
        <draw:path draw:style-name="gr9" draw:text-style-name="P6" draw:layer="layout" svg:width="0.054cm" svg:height="0.054cm" svg:x="4.738cm" svg:y="12.774cm" svg:viewBox="0 0 55 55" svg:d="M27 55c8 0 15-3 21-9 5-5 7-12 7-19s-2-14-7-19c-6-5-13-8-21-8-7 0-14 3-19 8s-8 12-8 19 3 14 8 19c5 6 12 9 19 9z">
          <text:p/>
        </draw:path>
        <draw:path draw:style-name="gr9" draw:text-style-name="P6" draw:layer="layout" svg:width="0.054cm" svg:height="0.054cm" svg:x="5.231cm" svg:y="15.653cm" svg:viewBox="0 0 55 55" svg:d="M27 55c8 0 15-3 20-8s8-12 8-20c0-7-3-14-8-19s-12-8-20-8c-7 0-14 3-19 8s-8 12-8 19c0 8 3 15 8 20s12 8 19 8z">
          <text:p/>
        </draw:path>
        <draw:path draw:style-name="gr9" draw:text-style-name="P6" draw:layer="layout" svg:width="0.054cm" svg:height="0.054cm" svg:x="4.245cm" svg:y="14.69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5.231cm" svg:y="13.25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5.724cm" svg:y="14.21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4.245cm" svg:y="15.653cm" svg:viewBox="0 0 55 55" svg:d="M27 55c8 0 15-3 20-8s8-12 8-20c0-7-3-14-8-19s-12-8-20-8c-7 0-14 3-19 8s-8 12-8 19c0 8 3 15 8 20s12 8 19 8z">
          <text:p/>
        </draw:path>
        <draw:path draw:style-name="gr9" draw:text-style-name="P6" draw:layer="layout" svg:width="0.054cm" svg:height="0.054cm" svg:x="4.738cm" svg:y="13.254cm" svg:viewBox="0 0 55 55" svg:d="M27 55c8 0 15-3 21-8 5-5 7-12 7-19s-2-15-7-20c-6-5-13-8-21-8-7 0-14 3-19 8s-8 13-8 20 3 14 8 19 12 8 19 8z">
          <text:p/>
        </draw:path>
        <draw:path draw:style-name="gr9" draw:text-style-name="P6" draw:layer="layout" svg:width="0.054cm" svg:height="0.054cm" svg:x="6.217cm" svg:y="14.694cm" svg:viewBox="0 0 55 55" svg:d="M28 55c7 0 14-3 20-8 5-5 7-12 7-19s-2-15-7-20c-6-5-13-8-20-8-8 0-15 3-20 8s-8 13-8 20 3 14 8 19 12 8 20 8z">
          <text:p/>
        </draw:path>
        <draw:path draw:style-name="gr9" draw:text-style-name="P6" draw:layer="layout" svg:width="0.054cm" svg:height="0.054cm" svg:x="6.711cm" svg:y="12.774cm" svg:viewBox="0 0 55 55" svg:d="M28 55c7 0 14-3 19-9 5-5 8-12 8-19s-3-14-8-19-12-8-19-8-15 3-20 8-8 12-8 19 3 14 8 19c5 6 13 9 20 9z">
          <text:p/>
        </draw:path>
        <draw:path draw:style-name="gr9" draw:text-style-name="P6" draw:layer="layout" svg:width="0.054cm" svg:height="0.054cm" svg:x="4.738cm" svg:y="14.694cm" svg:viewBox="0 0 55 55" svg:d="M27 55c8 0 15-3 21-8 5-5 7-12 7-19s-2-15-7-20c-6-5-13-8-21-8-7 0-14 3-19 8s-8 13-8 20 3 14 8 19 12 8 19 8z">
          <text:p/>
        </draw:path>
        <draw:path draw:style-name="gr9" draw:text-style-name="P6" draw:layer="layout" svg:width="0.054cm" svg:height="0.054cm" svg:x="3.258cm" svg:y="13.734cm" svg:viewBox="0 0 55 55" svg:d="M27 55c8 0 15-3 20-8 6-5 8-12 8-19s-2-15-8-20c-5-5-12-8-20-8-7 0-14 3-19 8s-8 13-8 20 3 14 8 19 12 8 19 8z">
          <text:p/>
        </draw:path>
        <draw:path draw:style-name="gr9" draw:text-style-name="P6" draw:layer="layout" svg:width="0.054cm" svg:height="0.054cm" svg:x="7.697cm" svg:y="15.173cm" svg:viewBox="0 0 55 55" svg:d="M28 55c7 0 14-3 20-8 5-5 7-12 7-19 0-8-2-15-7-20-6-5-13-8-20-8s-14 3-20 8c-5 5-8 12-8 20 0 7 3 14 8 19 6 5 13 8 20 8z">
          <text:p/>
        </draw:path>
        <draw:path draw:style-name="gr9" draw:text-style-name="P6" draw:layer="layout" svg:width="0.054cm" svg:height="0.054cm" svg:x="3.258cm" svg:y="14.214cm" svg:viewBox="0 0 55 55" svg:d="M27 55c8 0 15-3 20-8 6-5 8-12 8-19s-2-15-8-20c-5-5-12-8-20-8-7 0-14 3-19 8s-8 13-8 20 3 14 8 19 12 8 19 8z">
          <text:p/>
        </draw:path>
        <draw:path draw:style-name="gr9" draw:text-style-name="P6" draw:layer="layout" svg:width="0.054cm" svg:height="0.054cm" svg:x="3.258cm" svg:y="15.653cm" svg:viewBox="0 0 55 55" svg:d="M27 55c8 0 15-3 20-8 6-5 8-12 8-20 0-7-2-14-8-19-5-5-12-8-20-8-7 0-14 3-19 8s-8 12-8 19c0 8 3 15 8 20s12 8 19 8z">
          <text:p/>
        </draw:path>
        <draw:path draw:style-name="gr9" draw:text-style-name="P6" draw:layer="layout" svg:width="0.054cm" svg:height="0.054cm" svg:x="5.231cm" svg:y="13.73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6.217cm" svg:y="16.613cm" svg:viewBox="0 0 55 55" svg:d="M28 55c7 0 14-3 20-8 5-6 7-13 7-20s-2-14-7-19c-6-5-13-8-20-8-8 0-15 3-20 8s-8 12-8 19 3 14 8 20c5 5 12 8 20 8z">
          <text:p/>
        </draw:path>
        <draw:path draw:style-name="gr9" draw:text-style-name="P6" draw:layer="layout" svg:width="0.054cm" svg:height="0.054cm" svg:x="6.711cm" svg:y="13.25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7.697cm" svg:y="13.734cm" svg:viewBox="0 0 55 55" svg:d="M28 55c7 0 14-3 20-8 5-5 7-12 7-19s-2-15-7-20c-6-5-13-8-20-8s-14 3-20 8c-5 5-8 13-8 20s3 14 8 19c6 5 13 8 20 8z">
          <text:p/>
        </draw:path>
        <draw:path draw:style-name="gr9" draw:text-style-name="P6" draw:layer="layout" svg:width="0.054cm" svg:height="0.054cm" svg:x="4.738cm" svg:y="15.173cm" svg:viewBox="0 0 55 55" svg:d="M27 55c8 0 15-3 21-8 5-5 7-12 7-19 0-8-2-15-7-20-6-5-13-8-21-8-7 0-14 3-19 8s-8 12-8 20c0 7 3 14 8 19s12 8 19 8z">
          <text:p/>
        </draw:path>
        <draw:path draw:style-name="gr9" draw:text-style-name="P6" draw:layer="layout" svg:width="0.054cm" svg:height="0.054cm" svg:x="6.217cm" svg:y="17.093cm" svg:viewBox="0 0 55 55" svg:d="M28 55c7 0 14-3 20-9 5-5 7-12 7-19s-2-14-7-19c-6-5-13-8-20-8-8 0-15 3-20 8s-8 12-8 19 3 14 8 19c5 6 12 9 20 9z">
          <text:p/>
        </draw:path>
        <draw:path draw:style-name="gr9" draw:text-style-name="P6" draw:layer="layout" svg:width="0.054cm" svg:height="0.054cm" svg:x="7.204cm" svg:y="12.774cm" svg:viewBox="0 0 55 55" svg:d="M28 55c7 0 14-3 19-9 5-5 8-12 8-19s-3-14-8-19-12-8-19-8-15 3-20 8-8 12-8 19 3 14 8 19c5 6 13 9 20 9z">
          <text:p/>
        </draw:path>
        <draw:path draw:style-name="gr9" draw:text-style-name="P6" draw:layer="layout" svg:width="0.054cm" svg:height="0.054cm" svg:x="5.724cm" svg:y="15.653cm" svg:viewBox="0 0 55 55" svg:d="M27 55c8 0 15-3 20-8s8-12 8-20c0-7-3-14-8-19s-12-8-20-8c-7 0-14 3-19 8s-8 12-8 19c0 8 3 15 8 20s12 8 19 8z">
          <text:p/>
        </draw:path>
        <draw:path draw:style-name="gr9" draw:text-style-name="P6" draw:layer="layout" svg:width="0.054cm" svg:height="0.054cm" svg:x="4.245cm" svg:y="12.774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4.245cm" svg:y="14.21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4.245cm" svg:y="13.73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6.711cm" svg:y="15.653cm" svg:viewBox="0 0 55 55" svg:d="M28 55c7 0 14-3 19-8s8-12 8-20c0-7-3-14-8-19s-12-8-19-8-15 3-20 8-8 12-8 19c0 8 3 15 8 20s13 8 20 8z">
          <text:p/>
        </draw:path>
        <draw:path draw:style-name="gr9" draw:text-style-name="P6" draw:layer="layout" svg:width="0.054cm" svg:height="0.054cm" svg:x="7.204cm" svg:y="14.69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5.724cm" svg:y="16.613cm" svg:viewBox="0 0 55 55" svg:d="M27 55c8 0 15-3 20-8 5-6 8-13 8-20s-3-14-8-19-12-8-20-8c-7 0-14 3-19 8s-8 12-8 19 3 14 8 20c5 5 12 8 19 8z">
          <text:p/>
        </draw:path>
        <draw:path draw:style-name="gr9" draw:text-style-name="P6" draw:layer="layout" svg:width="0.054cm" svg:height="0.054cm" svg:x="3.258cm" svg:y="14.694cm" svg:viewBox="0 0 55 55" svg:d="M27 55c8 0 15-3 20-8 6-5 8-12 8-19s-2-15-8-20c-5-5-12-8-20-8-7 0-14 3-19 8s-8 13-8 20 3 14 8 19 12 8 19 8z">
          <text:p/>
        </draw:path>
        <draw:path draw:style-name="gr9" draw:text-style-name="P6" draw:layer="layout" svg:width="0.054cm" svg:height="0.054cm" svg:x="5.231cm" svg:y="16.613cm" svg:viewBox="0 0 55 55" svg:d="M27 55c8 0 15-3 20-8 5-6 8-13 8-20s-3-14-8-19-12-8-20-8c-7 0-14 3-19 8s-8 12-8 19 3 14 8 20c5 5 12 8 19 8z">
          <text:p/>
        </draw:path>
        <draw:path draw:style-name="gr9" draw:text-style-name="P6" draw:layer="layout" svg:width="0.054cm" svg:height="0.054cm" svg:x="3.751cm" svg:y="14.214cm" svg:viewBox="0 0 55 55" svg:d="M27 55c8 0 14-3 20-8 5-5 8-12 8-19s-3-15-8-20c-6-5-12-8-20-8-7 0-14 3-19 8s-8 13-8 20 3 14 8 19 12 8 19 8z">
          <text:p/>
        </draw:path>
        <draw:path draw:style-name="gr9" draw:text-style-name="P6" draw:layer="layout" svg:width="0.054cm" svg:height="0.054cm" svg:x="4.738cm" svg:y="16.613cm" svg:viewBox="0 0 55 55" svg:d="M27 55c8 0 15-3 21-8 5-6 7-13 7-20s-2-14-7-19c-6-5-13-8-21-8-7 0-14 3-19 8s-8 12-8 19 3 14 8 20c5 5 12 8 19 8z">
          <text:p/>
        </draw:path>
        <draw:path draw:style-name="gr9" draw:text-style-name="P6" draw:layer="layout" svg:width="0.054cm" svg:height="0.054cm" svg:x="3.751cm" svg:y="12.774cm" svg:viewBox="0 0 55 55" svg:d="M27 55c8 0 14-3 20-9 5-5 8-12 8-19s-3-14-8-19c-6-5-12-8-20-8-7 0-14 3-19 8s-8 12-8 19 3 14 8 19c5 6 12 9 19 9z">
          <text:p/>
        </draw:path>
        <draw:path draw:style-name="gr9" draw:text-style-name="P6" draw:layer="layout" svg:width="0.054cm" svg:height="0.054cm" svg:x="6.711cm" svg:y="14.21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5.231cm" svg:y="17.093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6.217cm" svg:y="13.734cm" svg:viewBox="0 0 55 55" svg:d="M28 55c7 0 14-3 20-8 5-5 7-12 7-19s-2-15-7-20c-6-5-13-8-20-8-8 0-15 3-20 8s-8 13-8 20 3 14 8 19 12 8 20 8z">
          <text:p/>
        </draw:path>
        <draw:path draw:style-name="gr9" draw:text-style-name="P6" draw:layer="layout" svg:width="0.054cm" svg:height="0.054cm" svg:x="7.204cm" svg:y="17.093cm" svg:viewBox="0 0 55 55" svg:d="M28 55c7 0 14-3 19-9 5-5 8-12 8-19s-3-14-8-19-12-8-19-8-15 3-20 8-8 12-8 19 3 14 8 19c5 6 13 9 20 9z">
          <text:p/>
        </draw:path>
        <draw:path draw:style-name="gr9" draw:text-style-name="P6" draw:layer="layout" svg:width="0.054cm" svg:height="0.054cm" svg:x="7.697cm" svg:y="16.133cm" svg:viewBox="0 0 55 55" svg:d="M28 55c7 0 14-3 20-8 5-5 7-13 7-20s-2-14-7-19c-6-5-13-8-20-8s-14 3-20 8c-5 5-8 12-8 19s3 15 8 20c6 5 13 8 20 8z">
          <text:p/>
        </draw:path>
        <draw:path draw:style-name="gr9" draw:text-style-name="P6" draw:layer="layout" svg:width="0.054cm" svg:height="0.054cm" svg:x="7.697cm" svg:y="16.613cm" svg:viewBox="0 0 55 55" svg:d="M28 55c7 0 14-3 20-8 5-6 7-13 7-20s-2-14-7-19c-6-5-13-8-20-8s-14 3-20 8c-5 5-8 12-8 19s3 14 8 20c6 5 13 8 20 8z">
          <text:p/>
        </draw:path>
        <draw:path draw:style-name="gr9" draw:text-style-name="P6" draw:layer="layout" svg:width="0.054cm" svg:height="0.054cm" svg:x="6.217cm" svg:y="13.254cm" svg:viewBox="0 0 55 55" svg:d="M28 55c7 0 14-3 20-8 5-5 7-12 7-19s-2-15-7-20c-6-5-13-8-20-8-8 0-15 3-20 8s-8 13-8 20 3 14 8 19 12 8 20 8z">
          <text:p/>
        </draw:path>
        <draw:path draw:style-name="gr9" draw:text-style-name="P6" draw:layer="layout" svg:width="0.054cm" svg:height="0.054cm" svg:x="6.711cm" svg:y="13.73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6.711cm" svg:y="14.69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7.204cm" svg:y="15.173cm" svg:viewBox="0 0 55 55" svg:d="M28 55c7 0 14-3 19-8s8-12 8-19c0-8-3-15-8-20s-12-8-19-8-15 3-20 8-8 12-8 20c0 7 3 14 8 19s13 8 20 8z">
          <text:p/>
        </draw:path>
        <draw:path draw:style-name="gr9" draw:text-style-name="P6" draw:layer="layout" svg:width="0.054cm" svg:height="0.054cm" svg:x="5.231cm" svg:y="14.21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6.217cm" svg:y="16.133cm" svg:viewBox="0 0 55 55" svg:d="M28 55c7 0 14-3 20-8 5-5 7-13 7-20s-2-14-7-19c-6-5-13-8-20-8-8 0-15 3-20 8s-8 12-8 19 3 15 8 20 12 8 20 8z">
          <text:p/>
        </draw:path>
        <draw:path draw:style-name="gr9" draw:text-style-name="P6" draw:layer="layout" svg:width="0.054cm" svg:height="0.054cm" svg:x="5.724cm" svg:y="13.73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7.204cm" svg:y="14.21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3.751cm" svg:y="14.694cm" svg:viewBox="0 0 55 55" svg:d="M27 55c8 0 14-3 20-8 5-5 8-12 8-19s-3-15-8-20c-6-5-12-8-20-8-7 0-14 3-19 8s-8 13-8 20 3 14 8 19 12 8 19 8z">
          <text:p/>
        </draw:path>
        <draw:path draw:style-name="gr9" draw:text-style-name="P6" draw:layer="layout" svg:width="0.054cm" svg:height="0.054cm" svg:x="5.724cm" svg:y="12.774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3.258cm" svg:y="16.133cm" svg:viewBox="0 0 55 55" svg:d="M27 55c8 0 15-3 20-8 6-5 8-13 8-20s-2-14-8-19c-5-5-12-8-20-8-7 0-14 3-19 8s-8 12-8 19 3 15 8 20 12 8 19 8z">
          <text:p/>
        </draw:path>
        <draw:path draw:style-name="gr9" draw:text-style-name="P6" draw:layer="layout" svg:width="0.054cm" svg:height="0.054cm" svg:x="7.204cm" svg:y="15.653cm" svg:viewBox="0 0 55 55" svg:d="M28 55c7 0 14-3 19-8s8-12 8-20c0-7-3-14-8-19s-12-8-19-8-15 3-20 8-8 12-8 19c0 8 3 15 8 20s13 8 20 8z">
          <text:p/>
        </draw:path>
        <draw:path draw:style-name="gr9" draw:text-style-name="P6" draw:layer="layout" svg:width="0.054cm" svg:height="0.054cm" svg:x="6.217cm" svg:y="12.774cm" svg:viewBox="0 0 55 55" svg:d="M28 55c7 0 14-3 20-9 5-5 7-12 7-19s-2-14-7-19c-6-5-13-8-20-8-8 0-15 3-20 8s-8 12-8 19 3 14 8 19c5 6 12 9 20 9z">
          <text:p/>
        </draw:path>
        <draw:path draw:style-name="gr9" draw:text-style-name="P6" draw:layer="layout" svg:width="0.054cm" svg:height="0.054cm" svg:x="4.245cm" svg:y="17.093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4.245cm" svg:y="15.173cm" svg:viewBox="0 0 55 55" svg:d="M27 55c8 0 15-3 20-8s8-12 8-19c0-8-3-15-8-20s-12-8-20-8c-7 0-14 3-19 8s-8 12-8 20c0 7 3 14 8 19s12 8 19 8z">
          <text:p/>
        </draw:path>
        <draw:path draw:style-name="gr9" draw:text-style-name="P6" draw:layer="layout" svg:width="0.054cm" svg:height="0.054cm" svg:x="6.711cm" svg:y="17.093cm" svg:viewBox="0 0 55 55" svg:d="M28 55c7 0 14-3 19-9 5-5 8-12 8-19s-3-14-8-19-12-8-19-8-15 3-20 8-8 12-8 19 3 14 8 19c5 6 13 9 20 9z">
          <text:p/>
        </draw:path>
        <draw:path draw:style-name="gr9" draw:text-style-name="P6" draw:layer="layout" svg:width="0.054cm" svg:height="0.054cm" svg:x="3.751cm" svg:y="15.173cm" svg:viewBox="0 0 55 55" svg:d="M27 55c8 0 14-3 20-8 5-5 8-12 8-19 0-8-3-15-8-20-6-5-12-8-20-8-7 0-14 3-19 8s-8 12-8 20c0 7 3 14 8 19s12 8 19 8z">
          <text:p/>
        </draw:path>
        <draw:path draw:style-name="gr9" draw:text-style-name="P6" draw:layer="layout" svg:width="0.054cm" svg:height="0.054cm" svg:x="4.245cm" svg:y="16.133cm" svg:viewBox="0 0 55 55" svg:d="M27 55c8 0 15-3 20-8s8-13 8-20-3-14-8-19-12-8-20-8c-7 0-14 3-19 8s-8 12-8 19 3 15 8 20 12 8 19 8z">
          <text:p/>
        </draw:path>
        <draw:path draw:style-name="gr9" draw:text-style-name="P6" draw:layer="layout" svg:width="0.054cm" svg:height="0.054cm" svg:x="7.204cm" svg:y="13.73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5.724cm" svg:y="16.133cm" svg:viewBox="0 0 55 55" svg:d="M27 55c8 0 15-3 20-8s8-13 8-20-3-14-8-19-12-8-20-8c-7 0-14 3-19 8s-8 12-8 19 3 15 8 20 12 8 19 8z">
          <text:p/>
        </draw:path>
        <draw:path draw:style-name="gr9" draw:text-style-name="P6" draw:layer="layout" svg:width="0.054cm" svg:height="0.054cm" svg:x="4.738cm" svg:y="13.734cm" svg:viewBox="0 0 55 55" svg:d="M27 55c8 0 15-3 21-8 5-5 7-12 7-19s-2-15-7-20c-6-5-13-8-21-8-7 0-14 3-19 8s-8 13-8 20 3 14 8 19 12 8 19 8z">
          <text:p/>
        </draw:path>
        <draw:path draw:style-name="gr9" draw:text-style-name="P6" draw:layer="layout" svg:width="0.054cm" svg:height="0.054cm" svg:x="4.245cm" svg:y="16.613cm" svg:viewBox="0 0 55 55" svg:d="M27 55c8 0 15-3 20-8 5-6 8-13 8-20s-3-14-8-19-12-8-20-8c-7 0-14 3-19 8s-8 12-8 19 3 14 8 20c5 5 12 8 19 8z">
          <text:p/>
        </draw:path>
        <draw:path draw:style-name="gr9" draw:text-style-name="P6" draw:layer="layout" svg:width="0.054cm" svg:height="0.054cm" svg:x="7.204cm" svg:y="16.133cm" svg:viewBox="0 0 55 55" svg:d="M28 55c7 0 14-3 19-8s8-13 8-20-3-14-8-19-12-8-19-8-15 3-20 8-8 12-8 19 3 15 8 20 13 8 20 8z">
          <text:p/>
        </draw:path>
        <draw:path draw:style-name="gr9" draw:text-style-name="P6" draw:layer="layout" svg:width="0.054cm" svg:height="0.054cm" svg:x="4.738cm" svg:y="16.133cm" svg:viewBox="0 0 55 55" svg:d="M27 55c8 0 15-3 21-8 5-5 7-13 7-20s-2-14-7-19c-6-5-13-8-21-8-7 0-14 3-19 8s-8 12-8 19 3 15 8 20 12 8 19 8z">
          <text:p/>
        </draw:path>
        <draw:path draw:style-name="gr9" draw:text-style-name="P6" draw:layer="layout" svg:width="0.054cm" svg:height="0.054cm" svg:x="3.751cm" svg:y="16.133cm" svg:viewBox="0 0 55 55" svg:d="M27 55c8 0 14-3 20-8 5-5 8-13 8-20s-3-14-8-19c-6-5-12-8-20-8-7 0-14 3-19 8s-8 12-8 19 3 15 8 20 12 8 19 8z">
          <text:p/>
        </draw:path>
        <draw:path draw:style-name="gr9" draw:text-style-name="P6" draw:layer="layout" svg:width="0.054cm" svg:height="0.054cm" svg:x="5.724cm" svg:y="15.173cm" svg:viewBox="0 0 55 55" svg:d="M27 55c8 0 15-3 20-8s8-12 8-19c0-8-3-15-8-20s-12-8-20-8c-7 0-14 3-19 8s-8 12-8 20c0 7 3 14 8 19s12 8 19 8z">
          <text:p/>
        </draw:path>
        <draw:path draw:style-name="gr9" draw:text-style-name="P6" draw:layer="layout" svg:width="0.054cm" svg:height="0.054cm" svg:x="7.697cm" svg:y="13.254cm" svg:viewBox="0 0 55 55" svg:d="M28 55c7 0 14-3 20-8 5-5 7-12 7-19s-2-15-7-20c-6-5-13-8-20-8s-14 3-20 8c-5 5-8 13-8 20s3 14 8 19c6 5 13 8 20 8z">
          <text:p/>
        </draw:path>
        <draw:path draw:style-name="gr9" draw:text-style-name="P6" draw:layer="layout" svg:width="0.054cm" svg:height="0.054cm" svg:x="3.751cm" svg:y="15.653cm" svg:viewBox="0 0 55 55" svg:d="M27 55c8 0 14-3 20-8 5-5 8-12 8-20 0-7-3-14-8-19-6-5-12-8-20-8-7 0-14 3-19 8s-8 12-8 19c0 8 3 15 8 20s12 8 19 8z">
          <text:p/>
        </draw:path>
        <draw:path draw:style-name="gr9" draw:text-style-name="P6" draw:layer="layout" svg:width="0.054cm" svg:height="0.054cm" svg:x="4.738cm" svg:y="17.093cm" svg:viewBox="0 0 55 55" svg:d="M27 55c8 0 15-3 21-9 5-5 7-12 7-19s-2-14-7-19c-6-5-13-8-21-8-7 0-14 3-19 8s-8 12-8 19 3 14 8 19c5 6 12 9 19 9z">
          <text:p/>
        </draw:path>
        <draw:path draw:style-name="gr9" draw:text-style-name="P6" draw:layer="layout" svg:width="0.054cm" svg:height="0.054cm" svg:x="5.231cm" svg:y="16.133cm" svg:viewBox="0 0 55 55" svg:d="M27 55c8 0 15-3 20-8s8-13 8-20-3-14-8-19-12-8-20-8c-7 0-14 3-19 8s-8 12-8 19 3 15 8 20 12 8 19 8z">
          <text:p/>
        </draw:path>
        <draw:path draw:style-name="gr9" draw:text-style-name="P6" draw:layer="layout" svg:width="0.054cm" svg:height="0.054cm" svg:x="6.711cm" svg:y="16.613cm" svg:viewBox="0 0 55 55" svg:d="M28 55c7 0 14-3 19-8 5-6 8-13 8-20s-3-14-8-19-12-8-19-8-15 3-20 8-8 12-8 19 3 14 8 20c5 5 13 8 20 8z">
          <text:p/>
        </draw:path>
        <draw:path draw:style-name="gr9" draw:text-style-name="P6" draw:layer="layout" svg:width="0.054cm" svg:height="0.054cm" svg:x="3.258cm" svg:y="16.613cm" svg:viewBox="0 0 55 55" svg:d="M27 55c8 0 15-3 20-8 6-6 8-13 8-20s-2-14-8-19c-5-5-12-8-20-8-7 0-14 3-19 8s-8 12-8 19 3 14 8 20c5 5 12 8 19 8z">
          <text:p/>
        </draw:path>
        <draw:path draw:style-name="gr9" draw:text-style-name="P6" draw:layer="layout" svg:width="0.054cm" svg:height="0.054cm" svg:x="6.711cm" svg:y="15.173cm" svg:viewBox="0 0 55 55" svg:d="M28 55c7 0 14-3 19-8s8-12 8-19c0-8-3-15-8-20s-12-8-19-8-15 3-20 8-8 12-8 20c0 7 3 14 8 19s13 8 20 8z">
          <text:p/>
        </draw:path>
        <draw:path draw:style-name="gr9" draw:text-style-name="P6" draw:layer="layout" svg:width="0.054cm" svg:height="0.054cm" svg:x="5.724cm" svg:y="14.69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7.697cm" svg:y="14.214cm" svg:viewBox="0 0 55 55" svg:d="M28 55c7 0 14-3 20-8 5-5 7-12 7-19s-2-15-7-20c-6-5-13-8-20-8s-14 3-20 8c-5 5-8 13-8 20s3 14 8 19c6 5 13 8 20 8z">
          <text:p/>
        </draw:path>
        <draw:polygon draw:style-name="gr10" draw:text-style-name="P6" draw:layer="layout" svg:width="0cm" svg:height="0.062cm" svg:x="3.222cm" svg:y="17.426cm" svg:viewBox="0 0 0 63" draw:points="0,0 0,63">
          <text:p/>
        </draw:polygon>
        <draw:line draw:style-name="gr11" draw:text-style-name="P7" draw:layer="layout" svg:x1="3.222cm" svg:y1="17.426cm" svg:x2="3.222cm" svg:y2="17.489cm">
          <text:p/>
        </draw:line>
        <draw:polygon draw:style-name="gr10" draw:text-style-name="P6" draw:layer="layout" svg:width="0cm" svg:height="0.062cm" svg:x="4.277cm" svg:y="17.426cm" svg:viewBox="0 0 0 63" draw:points="0,0 0,63">
          <text:p/>
        </draw:polygon>
        <draw:line draw:style-name="gr11" draw:text-style-name="P7" draw:layer="layout" svg:x1="4.277cm" svg:y1="17.426cm" svg:x2="4.277cm" svg:y2="17.489cm">
          <text:p/>
        </draw:line>
        <draw:frame draw:style-name="gr43" draw:text-style-name="P9" draw:layer="layout" svg:width="0.336cm" svg:height="0.298cm" svg:x="3.078cm" svg:y="17.522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cm" svg:height="0.062cm" svg:x="5.332cm" svg:y="17.426cm" svg:viewBox="0 0 0 63" draw:points="0,0 0,63">
          <text:p/>
        </draw:polygon>
        <draw:line draw:style-name="gr11" draw:text-style-name="P7" draw:layer="layout" svg:x1="5.332cm" svg:y1="17.426cm" svg:x2="5.332cm" svg:y2="17.489cm">
          <text:p/>
        </draw:line>
        <draw:frame draw:style-name="gr43" draw:text-style-name="P9" draw:layer="layout" svg:width="0.336cm" svg:height="0.298cm" svg:x="4.132cm" svg:y="17.522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cm" svg:height="0.062cm" svg:x="6.387cm" svg:y="17.426cm" svg:viewBox="0 0 0 63" draw:points="0,0 0,63">
          <text:p/>
        </draw:polygon>
        <draw:line draw:style-name="gr11" draw:text-style-name="P7" draw:layer="layout" svg:x1="6.387cm" svg:y1="17.426cm" svg:x2="6.387cm" svg:y2="17.489cm">
          <text:p/>
        </draw:line>
        <draw:frame draw:style-name="gr44" draw:text-style-name="P9" draw:layer="layout" svg:width="0.337cm" svg:height="0.298cm" svg:x="5.186cm" svg:y="17.522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cm" svg:height="0.062cm" svg:x="7.443cm" svg:y="17.426cm" svg:viewBox="0 0 0 63" draw:points="0,0 0,63">
          <text:p/>
        </draw:polygon>
        <draw:line draw:style-name="gr11" draw:text-style-name="P7" draw:layer="layout" svg:x1="7.443cm" svg:y1="17.426cm" svg:x2="7.443cm" svg:y2="17.489cm">
          <text:p/>
        </draw:line>
        <draw:frame draw:style-name="gr43" draw:text-style-name="P9" draw:layer="layout" svg:width="0.336cm" svg:height="0.298cm" svg:x="6.242cm" svg:y="17.522cm">
          <draw:text-box>
            <text:p text:style-name="P8"><text:span text:style-name="T4">0.6</text:span></text:p>
          </draw:text-box>
        </draw:frame>
        <draw:polygon draw:style-name="gr10" draw:text-style-name="P6" draw:layer="layout" svg:width="0.063cm" svg:height="0cm" svg:x="2.894cm" svg:y="17.179cm" svg:viewBox="0 0 64 0" draw:points="64,0 0,0">
          <text:p/>
        </draw:polygon>
        <draw:line draw:style-name="gr11" draw:text-style-name="P7" draw:layer="layout" svg:x1="2.958cm" svg:y1="17.179cm" svg:x2="2.894cm" svg:y2="17.179cm">
          <text:p/>
        </draw:line>
        <draw:frame draw:style-name="gr43" draw:text-style-name="P9" draw:layer="layout" svg:width="0.336cm" svg:height="0.298cm" svg:x="7.298cm" svg:y="17.522cm">
          <draw:text-box>
            <text:p text:style-name="P8"><text:span text:style-name="T4">0.8</text:span></text:p>
          </draw:text-box>
        </draw:frame>
        <draw:polygon draw:style-name="gr10" draw:text-style-name="P6" draw:layer="layout" svg:width="0.063cm" svg:height="0cm" svg:x="2.894cm" svg:y="16.193cm" svg:viewBox="0 0 64 0" draw:points="64,0 0,0">
          <text:p/>
        </draw:polygon>
        <draw:line draw:style-name="gr11" draw:text-style-name="P7" draw:layer="layout" svg:x1="2.958cm" svg:y1="16.193cm" svg:x2="2.894cm" svg:y2="16.193cm">
          <text:p/>
        </draw:line>
        <draw:frame draw:style-name="gr43" draw:text-style-name="P9" draw:layer="layout" svg:width="0.336cm" svg:height="0.298cm" svg:x="2.54cm" svg:y="17.08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.063cm" svg:height="0cm" svg:x="2.894cm" svg:y="15.206cm" svg:viewBox="0 0 64 0" draw:points="64,0 0,0">
          <text:p/>
        </draw:polygon>
        <draw:line draw:style-name="gr11" draw:text-style-name="P7" draw:layer="layout" svg:x1="2.958cm" svg:y1="15.206cm" svg:x2="2.894cm" svg:y2="15.206cm">
          <text:p/>
        </draw:line>
        <draw:frame draw:style-name="gr43" draw:text-style-name="P9" draw:layer="layout" svg:width="0.336cm" svg:height="0.298cm" svg:x="2.54cm" svg:y="16.094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.063cm" svg:height="0cm" svg:x="2.894cm" svg:y="14.22cm" svg:viewBox="0 0 64 0" draw:points="64,0 0,0">
          <text:p/>
        </draw:polygon>
        <draw:line draw:style-name="gr11" draw:text-style-name="P7" draw:layer="layout" svg:x1="2.958cm" svg:y1="14.22cm" svg:x2="2.894cm" svg:y2="14.22cm">
          <text:p/>
        </draw:line>
        <draw:frame draw:style-name="gr43" draw:text-style-name="P9" draw:layer="layout" svg:width="0.336cm" svg:height="0.298cm" svg:x="2.54cm" svg:y="15.106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.063cm" svg:height="0cm" svg:x="2.894cm" svg:y="13.234cm" svg:viewBox="0 0 64 0" draw:points="64,0 0,0">
          <text:p/>
        </draw:polygon>
        <draw:line draw:style-name="gr11" draw:text-style-name="P7" draw:layer="layout" svg:x1="2.958cm" svg:y1="13.234cm" svg:x2="2.894cm" svg:y2="13.234cm">
          <text:p/>
        </draw:line>
        <draw:frame draw:style-name="gr45" draw:text-style-name="P9" draw:layer="layout" svg:width="0.336cm" svg:height="0.299cm" svg:x="2.54cm" svg:y="14.12cm">
          <draw:text-box>
            <text:p text:style-name="P8"><text:span text:style-name="T4">0.6</text:span></text:p>
          </draw:text-box>
        </draw:frame>
        <draw:line draw:style-name="gr19" draw:text-style-name="P7" draw:layer="layout" svg:x1="3.222cm" svg:y1="17.179cm" svg:x2="3.222cm" svg:y2="12.74cm">
          <text:p/>
        </draw:line>
        <draw:line draw:style-name="gr19" draw:text-style-name="P7" draw:layer="layout" svg:x1="7.791cm" svg:y1="17.179cm" svg:x2="7.791cm" svg:y2="12.74cm">
          <text:p/>
        </draw:line>
        <draw:line draw:style-name="gr19" draw:text-style-name="P7" draw:layer="layout" svg:x1="3.222cm" svg:y1="17.179cm" svg:x2="7.791cm" svg:y2="17.179cm">
          <text:p/>
        </draw:line>
        <draw:line draw:style-name="gr19" draw:text-style-name="P7" draw:layer="layout" svg:x1="3.222cm" svg:y1="12.74cm" svg:x2="7.791cm" svg:y2="12.74cm">
          <text:p/>
        </draw:line>
        <draw:line draw:style-name="gr20" draw:text-style-name="P7" draw:layer="layout" svg:x1="2.958cm" svg:y1="17.426cm" svg:x2="2.958cm" svg:y2="12.74cm">
          <text:p/>
        </draw:line>
        <draw:line draw:style-name="gr20" draw:text-style-name="P7" draw:layer="layout" svg:x1="2.958cm" svg:y1="17.426cm" svg:x2="7.791cm" svg:y2="17.426cm">
          <text:p/>
        </draw:line>
        <draw:frame draw:style-name="gr43" draw:text-style-name="P9" draw:layer="layout" svg:width="0.336cm" svg:height="0.298cm" svg:x="2.54cm" svg:y="13.135cm">
          <draw:text-box>
            <text:p text:style-name="P8"><text:span text:style-name="T4">0.8</text:span></text:p>
          </draw:text-box>
        </draw:frame>
        <draw:frame draw:style-name="gr46" draw:text-style-name="P5" draw:layer="layout" svg:width="2.423cm" svg:height="0.744cm" svg:x="0cm" svg:y="8.654cm">
          <draw:text-box>
            <text:p><text:span text:style-name="T3">b) Labeled pulses for</text:span></text:p>
            <text:p><text:span text:style-name="T3">training data set</text:span></text:p>
          </draw:text-box>
        </draw:frame>
        <draw:frame draw:style-name="gr47" draw:text-style-name="P11" draw:layer="layout" svg:width="0.154cm" svg:height="0.239cm" svg:x="4.282cm" svg:y="0.791cm">
          <draw:text-box>
            <text:p><text:span text:style-name="T1">N</text:span></text:p>
          </draw:text-box>
        </draw:frame>
        <draw:frame draw:style-name="gr48" draw:text-style-name="P11" draw:layer="layout" svg:width="0.226cm" svg:height="0.239cm" svg:x="7.229cm" svg:y="0.879cm">
          <draw:text-box>
            <text:p><text:span text:style-name="T1">S1</text:span></text:p>
          </draw:text-box>
        </draw:frame>
        <draw:frame draw:style-name="gr48" draw:text-style-name="P11" draw:layer="layout" svg:width="0.226cm" svg:height="0.239cm" svg:x="5.008cm" svg:y="1.337cm">
          <draw:text-box>
            <text:p><text:span text:style-name="T1">S2</text:span></text:p>
          </draw:text-box>
        </draw:frame>
        <draw:frame draw:style-name="gr48" draw:text-style-name="P11" draw:layer="layout" svg:width="0.226cm" svg:height="0.239cm" svg:x="5.296cm" svg:y="2.662cm">
          <draw:text-box>
            <text:p><text:span text:style-name="T1">S3</text:span></text:p>
          </draw:text-box>
        </draw:frame>
        <draw:frame draw:style-name="gr48" draw:text-style-name="P11" draw:layer="layout" svg:width="0.226cm" svg:height="0.239cm" svg:x="4.154cm" svg:y="3.087cm">
          <draw:text-box>
            <text:p><text:span text:style-name="T1">S4</text:span></text:p>
          </draw:text-box>
        </draw:frame>
        <draw:frame draw:style-name="gr48" draw:text-style-name="P11" draw:layer="layout" svg:width="0.226cm" svg:height="0.239cm" svg:x="6.303cm" svg:y="3.806cm">
          <draw:text-box>
            <text:p><text:span text:style-name="T1">S5</text:span></text:p>
          </draw:text-box>
        </draw:frame>
        <draw:frame draw:style-name="gr48" draw:text-style-name="P11" draw:layer="layout" svg:width="0.226cm" svg:height="0.239cm" svg:x="4.727cm" svg:y="4.18cm">
          <draw:text-box>
            <text:p><text:span text:style-name="T1">S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8T02:03:30.952810394</dc:date>
    <meta:editing-duration>PT4H11M39S</meta:editing-duration>
    <meta:editing-cycles>58</meta:editing-cycles>
    <meta:document-statistic meta:object-count="270"/>
  </office:meta>
</office:document-meta>
</file>